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15.5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ODD(ROW()))" style:apply-style-name="Bez_20_názvu2" style:base-cell-address="Hárok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ISODD(ROW()))" style:apply-style-name="Bez_20_názvu2" style:base-cell-address="Hárok1.A1"/>
    </style:style>
    <style:style style:name="ce4" style:family="table-cell" style:parent-style-name="Default">
      <style:map style:condition="is-true-formula(ISODD(ROW()))" style:apply-style-name="Bez_20_názvu2" style:base-cell-address="Hárok1.A1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office:value-type="string" calcext:value-type="string">
            <text:p>LVGL</text:p>
          </table:table-cell>
          <table:table-cell table:style-name="ce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LV_EVENT_PRESSED </text:p>
          </table:table-cell>
          <table:table-cell table:style-name="ce4" office:value-type="string" calcext:value-type="string">
            <text:p><text:s/>The object has been presse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V_EVENT_PRESSING</text:p>
          </table:table-cell>
          <table:table-cell table:style-name="ce4" office:value-type="string" calcext:value-type="string">
            <text:p><text:s/>The object is being pressed (called continuously while pressing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V_EVENT_PRESS_LOST <text:s/></text:p>
          </table:table-cell>
          <table:table-cell table:style-name="ce4" office:value-type="string" calcext:value-type="string">
            <text:p><text:s/>User is still pressing but slid cursor or finger off of the object <text:s/>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V_EVENT_SHORT_CLICKED <text:s text:c="2"/></text:p>
          </table:table-cell>
          <table:table-cell table:style-name="ce4" office:value-type="string" calcext:value-type="string">
            <text:p><text:s/>User pressed object for a short period of time, then released it. Not called if dragged. 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V_EVENT_LONG_PRESSED</text:p>
          </table:table-cell>
          <table:table-cell table:style-name="ce4" office:value-type="string" calcext:value-type="string">
            <text:p><text:s/>Object has been pressed for at least `LV_INDEV_LONG_PRESS_TIME`. <text:s/>Not called if dragged.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LV_EVENT_LONG_PRESSED_REPEAT </text:p>
          </table:table-cell>
          <table:table-cell table:style-name="ce4" office:value-type="string" calcext:value-type="string">
            <text:p><text:s/>Called after `LV_INDEV_LONG_PRESS_TIME` in every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LV_EVENT_CLICKED </text:p>
          </table:table-cell>
          <table:table-cell table:style-name="ce4" office:value-type="string" calcext:value-type="string">
            <text:p><text:s/>Called on release if not dragged (regardless to long press)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LV_EVENT_RELEASED</text:p>
          </table:table-cell>
          <table:table-cell table:style-name="ce4" office:value-type="string" calcext:value-type="string">
            <text:p><text:s/>Called in every cases when the object has been released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LV_EVENT_DRAG_BEGIN</text:p>
          </table:table-cell>
          <table:table-cell table:style-name="ce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V_EVENT_DRAG_END</text:p>
          </table:table-cell>
          <table:table-cell table:style-name="ce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LV_EVENT_DRAG_THROW_BEGIN</text:p>
          </table:table-cell>
          <table:table-cell table:style-name="ce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LV_EVENT_GESTURE <text:s text:c="2"/></text:p>
          </table:table-cell>
          <table:table-cell table:style-name="ce4" office:value-type="string" calcext:value-type="string">
            <text:p><text:s/>The object has been gestur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LV_EVENT_KEY</text:p>
          </table:table-cell>
          <table:table-cell table:style-name="ce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LV_EVENT_FOCUSED</text:p>
          </table:table-cell>
          <table:table-cell table:style-name="ce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LV_EVENT_DEFOCUSED</text:p>
          </table:table-cell>
          <table:table-cell table:style-name="ce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LV_EVENT_LEAVE</text:p>
          </table:table-cell>
          <table:table-cell table:style-name="ce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LV_EVENT_VALUE_CHANGED <text:s/></text:p>
          </table:table-cell>
          <table:table-cell table:style-name="ce4" office:value-type="string" calcext:value-type="string">
            <text:p><text:s/>The object's value has changed (i.e. slider moved) 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LV_EVENT_INSERT</text:p>
          </table:table-cell>
          <table:table-cell table:style-name="ce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LV_EVENT_REFRESH</text:p>
          </table:table-cell>
          <table:table-cell table:style-name="ce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LV_EVENT_APPLY <text:s/></text:p>
          </table:table-cell>
          <table:table-cell table:style-name="ce4" office:value-type="string" calcext:value-type="string">
            <text:p>Ok", "Apply" or similar specific button has clicked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LV_EVENT_CANCEL</text:p>
          </table:table-cell>
          <table:table-cell table:style-name="ce4" office:value-type="string" calcext:value-type="string">
            <text:p>Close", "Cancel" or similar specific button has clicked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LV_EVENT_DELETE</text:p>
          </table:table-cell>
          <table:table-cell table:style-name="ce4" office:value-type="string" calcext:value-type="string">
            <text:p>Object is being deleted</text:p>
          </table:table-cell>
        </table:table-row>
        <table:table-row table:style-name="ro1">
          <table:table-cell table:style-name="ce1"/>
          <table:table-cell table:style-name="ce3"/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FATFS</text:p>
          </table:table-cell>
          <table:table-cell table:style-name="ce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FR_OK</text:p>
          </table:table-cell>
          <table:table-cell table:style-name="ce4" office:value-type="string" calcext:value-type="string">
            <text:p>Succeeded 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FR_DISK_ERR</text:p>
          </table:table-cell>
          <table:table-cell table:style-name="ce4" office:value-type="string" calcext:value-type="string">
            <text:p>A hard error occurred in the low level disk I/O layer <text:s/>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R_INT_ERR</text:p>
          </table:table-cell>
          <table:table-cell table:style-name="ce4" office:value-type="string" calcext:value-type="string">
            <text:p>Assertion failed 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_NOT_READY</text:p>
          </table:table-cell>
          <table:table-cell table:style-name="ce4" office:value-type="string" calcext:value-type="string">
            <text:p>The physical drive cannot work 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R_NO_FILE</text:p>
          </table:table-cell>
          <table:table-cell table:style-name="ce4" office:value-type="string" calcext:value-type="string">
            <text:p>Could not find the file 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R_NO_PATH</text:p>
          </table:table-cell>
          <table:table-cell table:style-name="ce4" office:value-type="string" calcext:value-type="string">
            <text:p>Could not find the path 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FR_INVALID_NAME</text:p>
          </table:table-cell>
          <table:table-cell table:style-name="ce4" office:value-type="string" calcext:value-type="string">
            <text:p>The path name format is invalid 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FR_DENIED</text:p>
          </table:table-cell>
          <table:table-cell table:style-name="ce4" office:value-type="string" calcext:value-type="string">
            <text:p>Access denied due to prohibited access or directory full 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FR_EXIST</text:p>
          </table:table-cell>
          <table:table-cell table:style-name="ce4" office:value-type="string" calcext:value-type="string">
            <text:p>Access denied due to prohibited access 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FR_INVALID_OBJECT</text:p>
          </table:table-cell>
          <table:table-cell table:style-name="ce4" office:value-type="string" calcext:value-type="string">
            <text:p>The file/directory object is invalid <text:s/>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FR_WRITE_PROTECTED</text:p>
          </table:table-cell>
          <table:table-cell table:style-name="ce4" office:value-type="string" calcext:value-type="string">
            <text:p>The physical drive is write protected 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FR_INVALID_DRIVE</text:p>
          </table:table-cell>
          <table:table-cell table:style-name="ce4" office:value-type="string" calcext:value-type="string">
            <text:p>The logical drive number is invalid 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FR_NOT_ENABLED</text:p>
          </table:table-cell>
          <table:table-cell table:style-name="ce4" office:value-type="string" calcext:value-type="string">
            <text:p>The volume has no work area 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FR_NO_FILESYSTEM</text:p>
          </table:table-cell>
          <table:table-cell table:style-name="ce4" office:value-type="string" calcext:value-type="string">
            <text:p>There is no valid FAT volume 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FR_MKFS_ABORTED</text:p>
          </table:table-cell>
          <table:table-cell table:style-name="ce4" office:value-type="string" calcext:value-type="string">
            <text:p>The f_mkfs() aborted due to any problem 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FR_TIMEOUT</text:p>
          </table:table-cell>
          <table:table-cell table:style-name="ce4" office:value-type="string" calcext:value-type="string">
            <text:p>Could not get a grant to access the volume within defined period 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FR_LOCKED</text:p>
          </table:table-cell>
          <table:table-cell table:style-name="ce4" office:value-type="string" calcext:value-type="string">
            <text:p>The operation is rejected according to the file sharing policy 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FR_NOT_ENOUGH_CORE</text:p>
          </table:table-cell>
          <table:table-cell table:style-name="ce4" office:value-type="string" calcext:value-type="string">
            <text:p>LFN working buffer could not be allocated 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FR_TOO_MANY_OPEN_FILES</text:p>
          </table:table-cell>
          <table:table-cell table:style-name="ce4" office:value-type="string" calcext:value-type="string">
            <text:p>Number of open files &gt; _FS_LOCK 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FR_INVALID_PARAMETER</text:p>
          </table:table-cell>
          <table:table-cell table:style-name="ce4" office:value-type="string" calcext:value-type="string">
            <text:p>Given parameter is invalid 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Hárok1.A1:Hárok1.C45">
            <calcext:condition calcext:apply-style-name="Bez názvu2" calcext:value="formula-is(ISODD(ROW()))" calcext:base-cell-address="Hárok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c0c0c0"/>
    </style:style>
    <style:style style:name="Bez_20_názvu2" style:display-name="Bez názvu2" style:family="table-cell" style:parent-style-name="Default">
      <style:table-cell-properties fo:background-color="#dcdcdc"/>
    </style:style>
  </office:styles>
  <office:automatic-styles>
    <style:page-layout style:name="Mpm1">
      <style:page-layout-properties fo:margin-top="1.094cm" fo:margin-bottom="2cm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.00.0000</text:date>, <text:time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25:02.870893603</meta:creation-date>
    <meta:print-date>2021-03-31T13:42:45.871560709</meta:print-date>
    <dc:date>2021-03-31T13:43:09.123366673</dc:date>
    <meta:editing-duration>PT7M55S</meta:editing-duration>
    <meta:editing-cycles>1</meta:editing-cycles>
    <meta:document-statistic meta:table-count="1" meta:cell-count="119" meta:object-count="0"/>
    <meta:generator>LibreOffice/6.4.6.2$Linux_X86_64 LibreOffice_project/40$Build-2</meta:generator>
  </office:meta>
</office:document-meta>
</file>